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305cm" draw:marker-start-width="1.117cm" draw:marker-end-width="1.117cm" draw:textarea-horizontal-align="justify" draw:textarea-vertical-align="middle" draw:auto-grow-height="false" fo:min-height="0.843cm" fo:min-width="3.133cm" fo:padding-top="0.277cm" fo:padding-bottom="0.277cm" fo:padding-left="0.402cm" fo:padding-right="0.402cm"/>
    </style:style>
    <style:style style:name="gr3" style:family="graphic" style:parent-style-name="standard">
      <style:graphic-properties draw:stroke="solid" svg:stroke-color="#000000" draw:fill="none" draw:fill-color="#ffffff" fo:min-height="11.355cm"/>
    </style:style>
    <style:style style:name="gr4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3cm" fo:min-width="3.184cm"/>
    </style:style>
    <style:style style:name="gr6" style:family="graphic" style:parent-style-name="standard">
      <style:graphic-properties draw:stroke="none" svg:stroke-color="#000000" draw:fill="none" draw:fill-color="#ffffff" fo:min-height="0.939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5.469cm"/>
    </style:style>
    <style:style style:name="gr8" style:family="graphic" style:parent-style-name="standard">
      <style:graphic-properties draw:stroke="solid" svg:stroke-color="#000000" draw:fill="none" draw:fill-color="#ffffff" fo:min-height="4.267cm"/>
    </style:style>
    <style:style style:name="gr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solid" svg:stroke-color="#000000" draw:fill="none" draw:fill-color="#ffffff" fo:min-height="1.847cm"/>
    </style:style>
    <style:style style:name="gr12" style:family="graphic" style:parent-style-name="standard">
      <style:graphic-properties draw:stroke="solid" svg:stroke-color="#000000" draw:fill="none" draw:fill-color="#ffffff" fo:min-height="12.823cm"/>
    </style:style>
    <style:style style:name="gr13" style:family="graphic" style:parent-style-name="standard">
      <style:graphic-properties draw:stroke="solid" svg:stroke-color="#000000" draw:fill="none" draw:fill-color="#ffffff" fo:min-height="8.533cm"/>
    </style:style>
    <style:style style:name="gr14" style:family="graphic" style:parent-style-name="standard">
      <style:graphic-properties draw:stroke="dash" draw:stroke-dash="Ultrafine_20_Dashed" svg:stroke-color="#000000" draw:fill="solid" draw:fill-color="#fff9ae" draw:fill-hatch-solid="false" draw:opacity="100%" fo:min-height="0.712cm" draw:shadow-opacity="100%"/>
    </style:style>
    <style:style style:name="gr15" style:family="graphic" style:parent-style-name="standard">
      <style:graphic-properties draw:stroke="solid" svg:stroke-color="#000000" draw:fill="none" draw:fill-color="#ffffff" fo:min-height="5.465cm"/>
    </style:style>
    <style:style style:name="gr16" style:family="graphic" style:parent-style-name="standard">
      <style:graphic-properties draw:textarea-horizontal-align="justify" draw:textarea-vertical-align="middle" draw:auto-grow-height="false" fo:min-height="1.909cm" fo:min-width="5.977cm"/>
    </style:style>
    <style:style style:name="gr17" style:family="graphic" style:parent-style-name="standard">
      <style:graphic-properties draw:stroke="solid" svg:stroke-color="#000000" draw:fill="none" draw:fill-color="#ffffff" fo:min-height="16.641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loext:graphic-properties draw:fill="solid" draw:fill-color="#fff9ae" draw:fill-hatch-solid="false" draw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922cm" svg:y1="96.758cm" svg:x2="57.896cm" svg:y2="99.425cm">
          <text:p/>
        </draw:line>
        <draw:custom-shape draw:style-name="gr2" draw:text-style-name="P2" draw:layer="layout" svg:width="3.937cm" svg:height="1.397cm" svg:x="9.875cm" svg:y="2.197cm">
          <text:p text:style-name="P2">setup()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7.839cm" svg:height="11.627cm" svg:x="20.776cm" svg:y="36.052cm">
          <draw:text-box>
            <text:p>Verify communication with all sub-systems</text:p>
            <text:p/>
            <text:p>Initialize the SHT Sensor</text:p>
            <text:p><text:s/>- sht.init()</text:p>
            <text:p><text:s/></text:p>
            <text:p>Start the LCD</text:p>
            <text:p><text:s/>- lcd.begin(), <text:s/>lcd.clear()</text:p>
            <text:p><text:s/>- lcd.print “deftDevise Firmware ver 1.0”</text:p>
            <text:p><text:s/></text:p>
            <text:p>Communicate with the chiller</text:p>
            <text:p><text:s/>- do Verify command – get name</text:p>
            <text:p><text:s/>- do Limit command – get limits</text:p>
            <text:p><text:s/>- do General command – get status</text:p>
            <text:p/>
            <text:p>Communicate with all TECs (fail if only one fails)</text:p>
            <text:p>- do MeCom_COM_DeviceStatus</text:p>
          </draw:text-box>
        </draw:frame>
        <draw:line draw:style-name="gr4" draw:text-style-name="P1" draw:layer="layout" svg:x1="20.776cm" svg:y1="41.894cm" svg:x2="14.807cm" svg:y2="41.815cm">
          <text:p/>
        </draw:line>
        <draw:line draw:style-name="gr1" draw:text-style-name="P1" draw:layer="layout" svg:x1="11.759cm" svg:y1="20.685cm" svg:x2="11.843cm" svg:y2="40.799cm">
          <text:p/>
        </draw:line>
        <draw:line draw:style-name="gr1" draw:text-style-name="P1" draw:layer="layout" svg:x1="11.843cm" svg:y1="42.831cm" svg:x2="11.843cm" svg:y2="50.324cm">
          <text:p/>
        </draw:line>
        <draw:custom-shape draw:style-name="gr5" draw:text-style-name="P2" draw:layer="layout" svg:width="7.366cm" svg:height="2.159cm" svg:x="8.16cm" svg:y="50.324cm">
          <text:p text:style-name="P2">All pas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xml:id="id2" draw:id="id2" draw:layer="layout" svg:x1="15.469cm" svg:y1="51.34cm" svg:x2="22.554cm" svg:y2="51.34cm">
          <text:p/>
        </draw:line>
        <draw:frame draw:style-name="gr6" draw:text-style-name="P3" draw:layer="layout" svg:width="1.524cm" svg:height="1.189cm" svg:x="16.331cm" svg:y="50.578cm">
          <draw:text-box>
            <text:p>NO</text:p>
          </draw:text-box>
        </draw:frame>
        <draw:custom-shape draw:style-name="gr7" draw:text-style-name="P2" draw:layer="layout" svg:width="5.969cm" svg:height="2.159cm" svg:x="8.859cm" svg:y="40.672cm">
          <text:p text:style-name="P2">allDevicesPresent()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969cm" svg:height="2.159cm" svg:x="22.598cm" svg:y="50.197cm">
          <text:p text:style-name="P2">shutDown()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6.764cm" svg:height="4.517cm" svg:x="31.698cm" svg:y="48.165cm">
          <draw:text-box>
            <text:p>Stop the chiller</text:p>
            <text:p>- do General Command w/o ‘O’ for temp control</text:p>
            <text:p/>
            <text:p>Stop all TECs</text:p>
            <text:p><text:s/>- MeCom_TEC_Oth_LiveEnable <text:s/>- <text:s/>disable LiveEnable</text:p>
            <text:p><text:s/>- MeCom_TEC_Ope_OutputStageEnable – do static off</text:p>
          </draw:text-box>
        </draw:frame>
        <draw:line draw:style-name="gr4" draw:text-style-name="P1" draw:layer="layout" svg:x1="31.698cm" svg:y1="51.34cm" svg:x2="28.523cm" svg:y2="51.34cm">
          <text:p/>
        </draw:line>
        <draw:custom-shape draw:style-name="gr7" draw:text-style-name="P2" draw:layer="layout" svg:width="5.969cm" svg:height="2.159cm" svg:x="8.859cm" svg:y="55.658cm">
          <text:p text:style-name="P2">startChiller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843cm" svg:y1="52.61cm" svg:x2="11.843cm" svg:y2="55.785cm">
          <text:p/>
        </draw:line>
        <draw:custom-shape draw:style-name="gr5" draw:text-style-name="P2" xml:id="id1" draw:id="id1" draw:layer="layout" svg:width="7.366cm" svg:height="2.159cm" svg:x="8.16cm" svg:y="59.468cm">
          <text:p text:style-name="P2">Start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886cm" svg:y1="57.817cm" svg:x2="11.843cm" svg:y2="59.595cm">
          <text:p/>
        </draw:line>
        <draw:connector draw:style-name="gr9" draw:text-style-name="P1" draw:layer="layout" svg:x1="15.526cm" svg:y1="60.548cm" svg:x2="19.011cm" svg:y2="51.34cm" draw:start-shape="id1" draw:start-glue-point="7" draw:end-shape="id2" draw:end-glue-point="0" svg:d="M15526 60548h3485v-9208" svg:viewBox="0 0 3486 9209">
          <text:p/>
        </draw:connector>
        <draw:frame draw:style-name="gr10" draw:text-style-name="P3" draw:layer="layout" svg:width="1.524cm" svg:height="1.016cm" svg:x="16.331cm" svg:y="59.722cm">
          <draw:text-box>
            <text:p>NO</text:p>
          </draw:text-box>
        </draw:frame>
        <draw:custom-shape draw:style-name="gr2" draw:text-style-name="P2" xml:id="id4" draw:id="id4" draw:layer="layout" svg:width="3.937cm" svg:height="1.397cm" svg:x="9.875cm" svg:y="63.478cm">
          <text:p text:style-name="P2">lo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843cm" svg:y1="61.754cm" svg:x2="11.843cm" svg:y2="63.405cm">
          <text:p/>
        </draw:line>
        <draw:custom-shape draw:style-name="gr7" draw:text-style-name="P2" draw:layer="layout" svg:width="5.969cm" svg:height="2.159cm" svg:x="8.859cm" svg:y="67.215cm">
          <text:p text:style-name="P2">manageLCD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843cm" svg:y1="65.056cm" svg:x2="11.843cm" svg:y2="67.215cm">
          <text:p/>
        </draw:line>
        <draw:frame draw:style-name="gr11" draw:text-style-name="P3" draw:layer="layout" svg:width="35.56cm" svg:height="2.097cm" svg:x="24.078cm" svg:y="67.277cm">
          <draw:text-box>
            <text:p>See above</text:p>
            <text:p><text:s/>- paint all sub-system status, 3 seconds each, or show humidity alert persistently</text:p>
          </draw:text-box>
        </draw:frame>
        <draw:custom-shape draw:style-name="gr7" draw:text-style-name="P2" draw:layer="layout" svg:width="5.969cm" svg:height="2.159cm" svg:x="8.838cm" svg:y="71.152cm">
          <text:p text:style-name="P2">getStatus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886cm" svg:y1="69.374cm" svg:x2="11.886cm" svg:y2="71.152cm">
          <text:p/>
        </draw:line>
        <draw:frame draw:style-name="gr12" draw:text-style-name="P3" draw:layer="layout" svg:width="35.56cm" svg:height="13.073cm" svg:x="24.078cm" svg:y="71.025cm">
          <draw:text-box>
            <text:p>Check the following</text:p>
            <text:p>- store fetched/derived sub-system status, will return them in the get status message from control PC, see below</text:p>
            <text:p>– Update the LCD status for each sub-system, used by manageLCD to show the status</text:p>
            <text:p/>
            <text:p>Chiller running:</text:p>
            <text:p><text:s/>- Send General Command to fetch all attributes</text:p>
            <text:p><text:s/>- if ‘O’ <text:s/>!= <text:s/>temperature control status, assume chiller is running, else fail and update the LCD w/ chiller fail message and return (leave this message on the LCD)</text:p>
            <text:p/>
            <text:p>All TECs running:</text:p>
            <text:p><text:s/>- Send MeCom_COM_DeviceStatus for all TECs</text:p>
            <text:p><text:s/>- looking for 1 (Ready) or 2(Running), else fail and update the LCD w/ TEC failure message and return (leave this message on the LCD)</text:p>
            <text:p/>
            <text:p>Humidity check</text:p>
            <text:p><text:s/>- query the SHT Sensor</text:p>
            <text:p><text:s/>- verify humidity is below the set threshold, else fail and update the LCD w/ humidity failure message and return (leave this message on the LCD)</text:p>
          </draw:text-box>
        </draw:frame>
        <draw:line draw:style-name="gr4" draw:text-style-name="P1" draw:layer="layout" svg:x1="23.951cm" svg:y1="72.295cm" svg:x2="14.807cm" svg:y2="72.295cm">
          <text:p/>
        </draw:line>
        <draw:line draw:style-name="gr4" draw:text-style-name="P1" draw:layer="layout" svg:x1="24.078cm" svg:y1="68.358cm" svg:x2="14.935cm" svg:y2="68.358cm">
          <text:p/>
        </draw:line>
        <draw:custom-shape draw:style-name="gr5" draw:text-style-name="P2" draw:layer="layout" svg:width="7.366cm" svg:height="2.159cm" svg:x="8.203cm" svg:y="84.055cm">
          <text:p text:style-name="P2">Status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886cm" svg:y1="73.311cm" svg:x2="11.886cm" svg:y2="83.979cm">
          <text:p/>
        </draw:line>
        <draw:custom-shape draw:style-name="gr7" draw:text-style-name="P2" draw:layer="layout" svg:width="5.969cm" svg:height="2.159cm" svg:x="17.074cm" svg:y="84.106cm">
          <text:p text:style-name="P2">shutDown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69cm" svg:y1="85.122cm" svg:x2="17.093cm" svg:y2="85.122cm">
          <text:p/>
        </draw:line>
        <draw:frame draw:style-name="gr10" draw:text-style-name="P3" draw:layer="layout" svg:width="1.524cm" svg:height="1.016cm" svg:x="15.423cm" svg:y="84.279cm">
          <draw:text-box>
            <text:p>NO</text:p>
          </draw:text-box>
        </draw:frame>
        <draw:frame draw:style-name="gr13" draw:text-style-name="P3" draw:layer="layout" svg:width="35.687cm" svg:height="8.783cm" svg:x="24.078cm" svg:y="84.36cm">
          <draw:text-box>
            <text:p>Stop the chiller and the TECs </text:p>
            <text:p/>
            <text:p>Stop chiller:</text:p>
            <text:p text:style-name="P4">- do General Command w/o ‘O’ for temp control</text:p>
            <text:p text:style-name="P4"/>
            <text:p text:style-name="P4">Stop all TECs:</text:p>
            <text:p text:style-name="P4"><text:s/>- MeCom_TEC_Oth_LiveEnable <text:s/>- <text:s/>disable LiveEnable</text:p>
            <text:p><text:s/>- MeCom_TEC_Ope_OutputStageEnable – do static off</text:p>
            <text:p><text:s/>- do not update the LCD</text:p>
            <text:p/>
            <text:p>Update sub-status, manageLCD() will use the sub-system status to reflect on the LCD</text:p>
            <text:p/>
          </draw:text-box>
        </draw:frame>
        <draw:line draw:style-name="gr4" draw:text-style-name="P1" draw:layer="layout" svg:x1="23.951cm" svg:y1="85.376cm" svg:x2="23.062cm" svg:y2="85.376cm">
          <text:p/>
        </draw:line>
        <draw:custom-shape draw:style-name="gr7" draw:text-style-name="P2" draw:layer="layout" svg:width="5.969cm" svg:height="2.159cm" svg:x="8.684cm" svg:y="94.52cm">
          <text:p text:style-name="P2">handlMsgs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759cm" svg:y1="86.392cm" svg:x2="11.759cm" svg:y2="94.52cm">
          <text:p/>
        </draw:line>
        <draw:custom-shape draw:style-name="gr7" draw:text-style-name="P2" draw:layer="layout" svg:width="5.969cm" svg:height="2.159cm" svg:x="6.425cm" svg:y="99.346cm">
          <text:p text:style-name="P2">Switch, knob, dial</text:p>
          <text:p text:style-name="P2">opera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69cm" svg:height="2.159cm" svg:x="23.079cm" svg:y="99.473cm">
          <text:p text:style-name="P2">Set / Get</text:p>
          <text:p text:style-name="P2">Chiller set point(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69cm" svg:height="2.159cm" svg:x="32.86cm" svg:y="99.473cm">
          <text:p text:style-name="P2">Set / Get</text:p>
          <text:p text:style-name="P2">a TEC set po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969cm" svg:height="2.159cm" svg:x="13.971cm" svg:y="99.473cm">
          <text:p text:style-name="P2">Get stat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969cm" svg:height="2.159cm" svg:x="42.868cm" svg:y="99.473cm">
          <text:p text:style-name="P2">Turn on / off TEC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759cm" svg:y1="96.679cm" svg:x2="9.473cm" svg:y2="99.473cm">
          <text:p/>
        </draw:line>
        <draw:line draw:style-name="gr1" draw:text-style-name="P1" draw:layer="layout" svg:x1="11.759cm" svg:y1="96.806cm" svg:x2="16.748cm" svg:y2="99.425cm">
          <text:p/>
        </draw:line>
        <draw:line draw:style-name="gr1" draw:text-style-name="P1" draw:layer="layout" svg:x1="11.759cm" svg:y1="96.679cm" svg:x2="26.146cm" svg:y2="99.425cm">
          <text:p/>
        </draw:line>
        <draw:line draw:style-name="gr1" draw:text-style-name="P1" draw:layer="layout" svg:x1="11.759cm" svg:y1="96.679cm" svg:x2="35.925cm" svg:y2="99.425cm">
          <text:p/>
        </draw:line>
        <draw:line draw:style-name="gr1" draw:text-style-name="P1" draw:layer="layout" svg:x1="11.759cm" svg:y1="96.679cm" svg:x2="45.958cm" svg:y2="99.425cm">
          <text:p/>
        </draw:line>
        <draw:frame draw:style-name="gr14" draw:text-style-name="P5" draw:layer="layout" svg:width="23.114cm" svg:height="0.962cm" svg:x="12.938cm" svg:y="97.441cm">
          <draw:text-box>
            <text:p>Messages from the controlling PC</text:p>
          </draw:text-box>
        </draw:frame>
        <draw:frame draw:style-name="gr14" draw:text-style-name="P5" draw:layer="layout" svg:width="5.588cm" svg:height="0.962cm" svg:x="6.679cm" svg:y="97.441cm">
          <draw:text-box>
            <text:p>Switches on box</text:p>
          </draw:text-box>
        </draw:frame>
        <draw:frame draw:style-name="gr13" draw:text-style-name="P3" draw:layer="layout" svg:width="6.731cm" svg:height="8.783cm" svg:x="6.171cm" svg:y="102.394cm">
          <draw:text-box>
            <text:p>Switches/knobs/dials on box</text:p>
            <text:p/>
            <text:p>1. on / off:</text:p>
            <text:p><text:s/>- on, do startUp</text:p>
            <text:p><text:s/>- off, do shutDown</text:p>
            <text:p/>
            <text:p>2. adjust humidity threshold</text:p>
            <text:p/>
            <text:p>In borh cases update the LCD as needed</text:p>
          </draw:text-box>
        </draw:frame>
        <draw:frame draw:style-name="gr13" draw:text-style-name="P3" draw:layer="layout" svg:width="8.418cm" svg:height="8.783cm" svg:x="13.791cm" svg:y="102.394cm">
          <draw:text-box>
            <text:p>Return sub-system status – these were gotten via getStatus() above</text:p>
            <text:p/>
            <text:p><text:s/>- humidity alert present</text:p>
            <text:p><text:s/>- all TECs running</text:p>
            <text:p><text:s/>- chiller on-line</text:p>
          </draw:text-box>
        </draw:frame>
        <draw:frame draw:style-name="gr13" draw:text-style-name="P3" draw:layer="layout" svg:width="8.982cm" svg:height="8.783cm" svg:x="22.997cm" svg:y="102.267cm">
          <draw:text-box>
            <text:p>1. Set chiller set point</text:p>
            <text:p><text:s/>- use the Huber General Command to set the set point</text:p>
            <text:p><text:s/>- return response : ack / nack</text:p>
            <text:p/>
            <text:p/>
            <text:p>2. Get chiller set point</text:p>
            <text:p><text:s/>- return last SetPoint from getStatus() above</text:p>
          </draw:text-box>
        </draw:frame>
        <draw:frame draw:style-name="gr13" draw:text-style-name="P3" draw:layer="layout" svg:width="9.18cm" svg:height="8.783cm" svg:x="32.807cm" svg:y="102.247cm">
          <draw:text-box>
            <text:p>1. Set a TEC set point</text:p>
            <text:p><text:s/>- use meerstetter commands</text:p>
            <text:p>- return response : ack / nack </text:p>
            <text:p/>
            <text:p>2. Get TEC set piont</text:p>
            <text:p><text:s/>- return last temperature from getStatus() above</text:p>
          </draw:text-box>
        </draw:frame>
        <draw:frame draw:style-name="gr13" draw:text-style-name="P3" draw:layer="layout" svg:width="10.922cm" svg:height="8.783cm" svg:x="42.715cm" svg:y="102.247cm">
          <draw:text-box>
            <text:p>1. Turn on all TECs</text:p>
            <text:p><text:s/>- use meerstetter commands to turn on all TECs</text:p>
            <text:p><text:s/>- if at most 1 TEC fails to turn on return NACK [ and shutDown() <text:s/>?]</text:p>
            <text:p/>
            <text:p text:style-name="P4"><text:s/>2. Turn off all TECs</text:p>
            <text:p text:style-name="P4"><text:s/>- use meerstetter commands to turn off all TECs</text:p>
            <text:p text:style-name="P4"><text:s/>- if at most 1 TEC fails to turn off return NACK, else return ACK</text:p>
            <text:p/>
          </draw:text-box>
        </draw:frame>
        <draw:custom-shape draw:style-name="gr7" draw:text-style-name="P2" draw:layer="layout" svg:width="5.969cm" svg:height="2.159cm" svg:x="8.838cm" svg:y="5.582cm">
          <text:p text:style-name="P2">initSystemStates(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1.825cm" svg:y1="6.725cm" svg:x2="14.807cm" svg:y2="6.725cm">
          <text:p/>
        </draw:line>
        <draw:frame draw:style-name="gr15" draw:text-style-name="P3" draw:layer="layout" svg:width="16.764cm" svg:height="5.715cm" svg:x="31.825cm" svg:y="3.804cm">
          <draw:text-box>
            <text:p>Initialize system stats to all offline, system boot, startUpCmd, and getStatus() will update them</text:p>
            <text:p/>
            <text:p><text:s/>- chiller offline</text:p>
            <text:p><text:s/>- sensor offline</text:p>
            <text:p><text:s/>- TECs offline</text:p>
            <text:p><text:s/>- LCD offline</text:p>
          </draw:text-box>
        </draw:frame>
        <draw:custom-shape draw:style-name="gr16" draw:text-style-name="P2" draw:layer="layout" svg:width="6.477cm" svg:height="2.159cm" svg:x="8.584cm" svg:y="11.541cm">
          <text:p text:style-name="P2">takeHumiditySample(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1.952cm" svg:y1="12.684cm" svg:x2="15.088cm" svg:y2="12.684cm">
          <text:p/>
        </draw:line>
        <draw:frame draw:style-name="gr15" draw:text-style-name="P3" draw:layer="layout" svg:width="16.764cm" svg:height="5.939cm" svg:x="31.825cm" svg:y="10.652cm">
          <draw:text-box>
            <text:p><text:s/>- Startup the SHT sensor</text:p>
            <text:p><text:s/>- take a humidity sample</text:p>
            <text:p><text:s/>- if the sensor does not start or the humidity is too high shutDown() the system</text:p>
            <text:p><text:s/>- shutDown updates the system running status and LCD face ( see manageLCD, if the humidity is too high or the SHT sensor is not functioning, the LCD manager keeps the message “Humidity Failure” on the LCD)</text:p>
          </draw:text-box>
        </draw:frame>
        <draw:custom-shape draw:style-name="gr7" draw:text-style-name="P2" draw:layer="layout" svg:width="5.969cm" svg:height="2.159cm" svg:x="8.838cm" svg:y="18.629cm">
          <text:p text:style-name="P2">manageLCD(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649cm" svg:y1="19.796cm" svg:x2="14.834cm" svg:y2="19.772cm">
          <text:p/>
        </draw:line>
        <draw:frame draw:style-name="gr17" draw:text-style-name="P3" draw:layer="layout" svg:width="42.545cm" svg:height="16.891cm" svg:x="20.696cm" svg:y="18.61cm">
          <draw:text-box>
            <text:p><text:s/>- There are 5 categories of messages displayed on the LCD, each category gets 3 seconds of display time.</text:p>
            <text:p><text:s/>- If there is a high humidity or humidity sensor failure, the message “***HUMIDITY ALERT*** is contantly displayed. <text:s/>When the failure is cleared, normal operation is resumed.</text:p>
            <text:p><text:s/>- Normal operation rotates through these messages. <text:s text:c="2"/>‘system status’ column is always displayed. The ‘fail reason’ column is displayed only while there is ‘some thing’ bad. <text:s/>For example, if the chiller becomes unreachable, ‘system status’ would be ‘SYS shutdown’, w/ fail reason, ‘SYS FAILURE’ and the chiller would be ‘CHL STOPPED’ and CHL COM FAILURE’ . </text:p>
            <text:p>Category <text:s text:c="3"/><text:s text:c="17"/><text:s text:c="4"/>system status <text:s text:c="7"/><text:s text:c="17"/><text:s text:c="8"/>fail reasons (only when there is a failure)</text:p>
            <text:p>----------------------------------------------------------------------------------------------------------------------------------------------------</text:p>
            <text:p>Overall System <text:s text:c="5"/><text:s text:c="8"/>SYS initializing <text:s text:c="2"/><text:s text:c="17"/><text:s text:c="13"/>SYS START FAIL – some startup failure</text:p>
            <text:p><text:s text:c="17"/><text:s text:c="17"/><text:s text:c="4"/>SYS ready <text:s text:c="8"/><text:s text:c="17"/><text:s text:c="13"/>SYS FAILURE <text:s text:c="2"/><text:s text:c="2"/>- <text:s/>some run time failure</text:p>
            <text:p><text:s text:c="17"/><text:s text:c="17"/><text:s text:c="4"/>SYS running</text:p>
            <text:p><text:s text:c="17"/><text:s text:c="17"/><text:s text:c="4"/>SYS shutdown</text:p>
            <text:p/>
            <text:p>TEC <text:s text:c="9"/><text:s text:c="17"/><text:s text:c="4"/>TEC stop <text:s text:c="10"/><text:s text:c="17"/><text:s text:c="14"/>TEC COM FAILURE</text:p>
            <text:p><text:s text:c="17"/><text:s text:c="17"/><text:s text:c="4"/>TEC run</text:p>
            <text:p><text:s text:c="17"/><text:s text:c="17"/><text:s text:c="4"/>(these include each TEC’s set point – only shows 3 TECs)</text:p>
            <text:p/>
            <text:p>Chiller <text:s text:c="7"/><text:s text:c="17"/><text:s text:c="3"/>CHL running <text:s text:c="5"/><text:s text:c="17"/><text:s text:c="14"/>CHL COMM FAILURE</text:p>
            <text:p><text:s text:c="17"/><text:s text:c="17"/><text:s text:c="4"/>CHL stopped</text:p>
            <text:p><text:s text:c="17"/><text:s text:c="17"/><text:s text:c="4"/>(these include set point and current temperature)</text:p>
            <text:p/>
            <text:p>Humidity <text:s text:c="3"/><text:s text:c="17"/><text:s text:c="4"/>Humidity X <text:s/>Threshold Y <text:s text:c="14"/><text:s text:c="3"/>*** HUMIDITY ALERT *** <text:s/></text:p>
            <text:p><text:s text:c="17"/><text:s text:c="17"/><text:s text:c="17"/><text:s text:c="17"/><text:s text:c="17"/><text:s text:c="10"/>SENSOR FAILURE</text:p>
          </draw:text-box>
        </draw:frame>
        <draw:line draw:style-name="gr1" draw:text-style-name="P1" draw:layer="layout" svg:x1="12.013cm" svg:y1="7.731cm" svg:x2="12.013cm" svg:y2="11.668cm">
          <text:p/>
        </draw:line>
        <draw:custom-shape draw:style-name="gr5" draw:text-style-name="P2" draw:layer="layout" svg:width="7.366cm" svg:height="2.159cm" svg:x="8.23cm" svg:y="14.908cm">
          <text:p text:style-name="P2">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886cm" svg:y1="13.7cm" svg:x2="11.886cm" svg:y2="14.843cm">
          <text:p/>
        </draw:line>
        <draw:line draw:style-name="gr1" draw:text-style-name="P1" draw:layer="layout" svg:x1="11.886cm" svg:y1="17.067cm" svg:x2="11.886cm" svg:y2="18.653cm">
          <text:p/>
        </draw:line>
        <draw:frame draw:style-name="gr18" draw:text-style-name="P3" draw:layer="layout" svg:width="1.524cm" svg:height="0.962cm" svg:x="11.94cm" svg:y="17.34cm">
          <draw:text-box>
            <text:p>yes</text:p>
          </draw:text-box>
        </draw:frame>
        <draw:custom-shape draw:style-name="gr7" draw:text-style-name="P2" draw:layer="layout" svg:width="5.969cm" svg:height="2.159cm" svg:x="17.639cm" svg:y="14.981cm">
          <text:p text:style-name="P2">shutDown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69cm" svg:y1="15.986cm" svg:x2="17.728cm" svg:y2="15.986cm">
          <text:p/>
        </draw:line>
        <draw:frame draw:style-name="gr18" draw:text-style-name="P3" draw:layer="layout" svg:width="1.397cm" svg:height="0.962cm" svg:x="15.315cm" svg:y="15.913cm">
          <draw:text-box>
            <text:p>no</text:p>
          </draw:text-box>
        </draw:frame>
        <draw:line draw:style-name="gr1" draw:text-style-name="P1" draw:layer="layout" svg:x1="20.395cm" svg:y1="17.129cm" svg:x2="14.807cm" svg:y2="18.78cm">
          <text:p/>
        </draw:line>
        <draw:frame draw:style-name="gr10" draw:text-style-name="P3" draw:layer="layout" svg:width="4.318cm" svg:height="1.016cm" svg:x="24.205cm" svg:y="15.478cm">
          <draw:text-box>
            <text:p>(see below)</text:p>
          </draw:text-box>
        </draw:frame>
        <draw:connector draw:style-name="gr1" draw:text-style-name="P1" draw:layer="layout" svg:x1="25.582cm" svg:y1="52.356cm" svg:x2="13.812cm" svg:y2="64.176cm" draw:start-shape="id3" draw:start-glue-point="2" draw:end-shape="id4" draw:end-glue-point="1" svg:d="M25582 52356v11820h-11770" svg:viewBox="0 0 11771 11821">
          <text:p/>
        </draw:connector>
        <draw:custom-shape draw:style-name="gr7" draw:text-style-name="P2" draw:layer="layout" svg:width="5.969cm" svg:height="2.159cm" svg:x="54.594cm" svg:y="99.495cm">
          <text:p text:style-name="P2">Get / Set Threshold</text:p>
          <text:p text:style-name="P2">Get Humidit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0.922cm" svg:height="8.783cm" svg:x="53.959cm" svg:y="102.219cm">
          <draw:text-box>
            <text:p>1. Get humidity threshold</text:p>
            <text:p/>
            <text:p>2. Set humidity threshold</text:p>
            <text:p/>
            <text:p>3. Get current humidity</text:p>
            <text:p/>
          </draw:text-box>
        </draw:frame>
        <draw:frame draw:style-name="gr14" draw:text-style-name="P5" xml:id="id5" draw:id="id5" draw:layer="layout" svg:width="58.674cm" svg:height="0.962cm" svg:x="6.207cm" svg:y="112.179cm">
          <draw:text-box>
            <text:p><text:s/>Code goes back to top of loop()</text:p>
          </draw:text-box>
        </draw:frame>
        <draw:connector draw:style-name="gr1" draw:text-style-name="P1" draw:layer="layout" svg:x1="6.207cm" svg:y1="112.66cm" svg:x2="9.875cm" svg:y2="64.176cm" draw:start-shape="id5" draw:start-glue-point="3" draw:end-shape="id4" draw:end-glue-point="3" svg:d="M6207 112660h-501v-48484h4169" svg:viewBox="0 0 4170 48485">
          <text:p/>
        </draw:connector>
        <draw:line draw:style-name="gr1" draw:text-style-name="P1" draw:layer="layout" svg:x1="12.049cm" svg:y1="3.794cm" svg:x2="12.049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bcc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66.0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20:50:01.528122731</meta:creation-date>
    <dc:date>2019-09-17T22:04:10.712172327</dc:date>
    <meta:editing-duration>PT4H54M24S</meta:editing-duration>
    <meta:editing-cycles>120</meta:editing-cycles>
    <meta:generator>LibreOffice/6.0.7.3$Linux_X86_64 LibreOffice_project/00m0$Build-3</meta:generator>
    <meta:document-statistic meta:object-count="80"/>
  </office:meta>
</office:document-meta>
</file>